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áticos de Soporte a la Colaboración y la Decisión</text:p>
      <text:p text:style-name="Standard">rosaboni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las </meta:initial-creator>
    <meta:creation-date>2021-01-28T09:15:47.24</meta:creation-date>
    <dc:date>2021-05-10T17:23:22.82</dc:date>
    <dc:creator>Rosa María Bonilla Sánchez</dc:creator>
    <meta:editing-duration>PT3M7S</meta:editing-duration>
    <meta:editing-cycles>6</meta:editing-cycles>
    <meta:generator>OpenOffice/4.1.10$Win32 OpenOffice.org_project/4110m2$Build-9807</meta:generator>
    <meta:document-statistic meta:table-count="0" meta:image-count="0" meta:object-count="0" meta:page-count="1" meta:paragraph-count="2" meta:word-count="11" meta:character-count="75"/>
  </office:meta>
</office:document-meta>
</file>